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16in" style:use-optimal-column-width="false"/>
    </style:style>
    <style:style style:name="TableColumn28" style:family="table-column">
      <style:table-column-properties style:column-width="5.6513in" style:use-optimal-column-width="false"/>
    </style:style>
    <style:style style:name="Table26" style:family="table">
      <style:table-properties style:width="6.693in" fo:margin-left="-0.01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Column50" style:family="table-column">
      <style:table-column-properties style:column-width="3.3458in" style:use-optimal-column-width="false"/>
    </style:style>
    <style:style style:name="TableColumn51" style:family="table-column">
      <style:table-column-properties style:column-width="3.3472in" style:use-optimal-column-width="false"/>
    </style:style>
    <style:style style:name="Table49" style:family="table">
      <style:table-properties style:width="6.693in" fo:margin-left="-0.009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0145in" style:use-optimal-column-width="false"/>
    </style:style>
    <style:style style:name="TableColumn84" style:family="table-column">
      <style:table-column-properties style:column-width="5.602in" style:use-optimal-column-width="false"/>
    </style:style>
    <style:style style:name="Table82" style:family="table">
      <style:table-properties style:width="6.616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1.0256in" style:use-optimal-column-width="false"/>
    </style:style>
    <style:style style:name="TableColumn95" style:family="table-column">
      <style:table-column-properties style:column-width="5.5909in" style:use-optimal-column-width="false"/>
    </style:style>
    <style:style style:name="Table93" style:family="table">
      <style:table-properties style:width="6.616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>
      <style:text-properties fo:font-size="8pt" style:font-size-asian="8pt" style:font-size-complex="8pt"/>
    </style:style>
    <style:style style:name="P101" style:parent-style-name="TableContents" style:list-style-name="LFO1" style:family="paragraph">
      <style:text-properties fo:font-size="8pt" style:font-size-asian="8pt" style:font-size-complex="8pt"/>
    </style:style>
    <style:style style:name="P102" style:parent-style-name="TableContents" style:list-style-name="LFO1" style:family="paragraph">
      <style:text-properties fo:font-size="8pt" style:font-size-asian="8pt" style:font-size-complex="8pt"/>
    </style:style>
    <style:style style:name="P103" style:parent-style-name="TableContents" style:list-style-name="LFO1" style:family="paragraph">
      <style:text-properties fo:font-size="8pt" style:font-size-asian="8pt" style:font-size-complex="8pt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361in" style:use-optimal-column-width="false"/>
    </style:style>
    <style:style style:name="TableColumn109" style:family="table-column">
      <style:table-column-properties style:column-width="5.5861in" style:use-optimal-column-width="false"/>
    </style:style>
    <style:style style:name="Table107" style:family="table">
      <style:table-properties style:width="6.6222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list-style-name="LFO2" style:family="paragraph">
      <style:text-properties fo:font-size="8pt" style:font-size-asian="8pt" style:font-size-complex="8pt"/>
    </style:style>
    <style:style style:name="P116" style:parent-style-name="TableContents" style:list-style-name="LFO2" style:family="paragraph">
      <style:text-properties fo:font-size="8pt" style:font-size-asian="8pt" style:font-size-complex="8pt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3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3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3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list-style-name="LFO4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5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48in" style:use-optimal-column-width="false"/>
    </style:style>
    <style:style style:name="TableColumn140" style:family="table-column">
      <style:table-column-properties style:column-width="3.3048in" style:use-optimal-column-width="false"/>
    </style:style>
    <style:style style:name="Table138" style:family="table">
      <style:table-properties style:width="6.6097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6" style:family="paragraph">
      <style:text-properties fo:font-size="8pt" style:font-size-asian="8pt" style:font-size-complex="8pt"/>
    </style:style>
    <style:style style:name="P157" style:parent-style-name="TableContents" style:list-style-name="LFO6" style:family="paragraph">
      <style:text-properties fo:font-size="8pt" style:font-size-asian="8pt" style:font-size-complex="8pt"/>
    </style:style>
    <style:style style:name="P158" style:parent-style-name="TableContents" style:list-style-name="LFO6" style:family="paragraph">
      <style:text-properties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7" style:family="paragraph">
      <style:text-properties fo:font-size="8pt" style:font-size-asian="8pt" style:font-size-complex="8pt"/>
    </style:style>
    <style:style style:name="P170" style:parent-style-name="TableContents" style:list-style-name="LFO7" style:family="paragraph">
      <style:text-properties fo:font-size="8pt" style:font-size-asian="8pt" style:font-size-complex="8pt"/>
    </style:style>
    <style:style style:name="P171" style:parent-style-name="TableContents" style:list-style-name="LFO7" style:family="paragraph">
      <style:text-properties fo:font-size="8pt" style:font-size-asian="8pt" style:font-size-complex="8pt"/>
    </style:style>
    <style:style style:name="P172" style:parent-style-name="TableContents" style:list-style-name="LFO7" style:family="paragraph">
      <style:text-properties fo:font-size="8pt" style:font-size-asian="8pt" style:font-size-complex="8pt"/>
    </style:style>
    <style:style style:name="P173" style:parent-style-name="TableContents" style:list-style-name="LFO7" style:family="paragraph"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list-style-name="LFO8" style:family="paragraph">
      <style:text-properties fo:font-size="8pt" style:font-size-asian="8pt" style:font-size-complex="8pt"/>
    </style:style>
    <style:style style:name="P180" style:parent-style-name="TableContents" style:list-style-name="LFO8" style:family="paragraph">
      <style:text-properties fo:font-size="8pt" style:font-size-asian="8pt" style:font-size-complex="8pt"/>
    </style:style>
    <style:style style:name="P181" style:parent-style-name="TableContents" style:list-style-name="LFO8" style:family="paragraph"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P192" style:parent-style-name="TableContents" style:list-style-name="LFO9" style:family="paragraph">
      <style:text-properties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ableContents" style:family="paragraph">
      <style:text-properties fo:font-size="8pt" style:font-size-asian="8pt" style:font-size-complex="8pt"/>
    </style:style>
    <style:style style:name="P198" style:parent-style-name="TableContents" style:list-style-name="LFO10" style:family="paragraph">
      <style:text-properties fo:font-size="8pt" style:font-size-asian="8pt" style:font-size-complex="8pt"/>
    </style:style>
    <style:style style:name="P199" style:parent-style-name="TableContents" style:list-style-name="LFO10" style:family="paragraph">
      <style:text-properties fo:font-size="8pt" style:font-size-asian="8pt" style:font-size-complex="8pt"/>
    </style:style>
    <style:style style:name="P200" style:parent-style-name="TableContents" style:list-style-name="LFO10" style:family="paragraph">
      <style:text-properties fo:font-size="8pt" style:font-size-asian="8pt" style:font-size-complex="8pt"/>
    </style:style>
    <style:style style:name="P201" style:parent-style-name="TableContents" style:list-style-name="LFO10" style:family="paragraph">
      <style:text-properties fo:font-size="8pt" style:font-size-asian="8pt" style:font-size-complex="8pt"/>
    </style:style>
    <style:style style:name="P202" style:parent-style-name="TableContents" style:list-style-name="LFO10" style:family="paragraph">
      <style:text-properties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P211" style:parent-style-name="TableContents" style:list-style-name="LFO11" style:family="paragraph">
      <style:text-properties fo:font-size="8pt" style:font-size-asian="8pt" style:font-size-complex="8pt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5" style:family="table-column">
      <style:table-column-properties style:column-width="3.3048in" style:use-optimal-column-width="false"/>
    </style:style>
    <style:style style:name="TableColumn236" style:family="table-column">
      <style:table-column-properties style:column-width="3.3048in" style:use-optimal-column-width="false"/>
    </style:style>
    <style:style style:name="Table234" style:family="table">
      <style:table-properties style:width="6.6097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40" style:parent-style-name="TableContents" style:family="paragraph"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5" style:family="table-column">
      <style:table-column-properties style:column-width="3.3048in" style:use-optimal-column-width="false"/>
    </style:style>
    <style:style style:name="TableColumn256" style:family="table-column">
      <style:table-column-properties style:column-width="3.3048in" style:use-optimal-column-width="false"/>
    </style:style>
    <style:style style:name="Table254" style:family="table">
      <style:table-properties style:width="6.6097in" fo:margin-left="0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P2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4" style:family="table-column">
      <style:table-column-properties style:column-width="3.3048in" style:use-optimal-column-width="false"/>
    </style:style>
    <style:style style:name="TableColumn275" style:family="table-column">
      <style:table-column-properties style:column-width="3.3048in" style:use-optimal-column-width="false"/>
    </style:style>
    <style:style style:name="Table273" style:family="table">
      <style:table-properties style:width="6.6097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P2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8" style:family="table-column">
      <style:table-column-properties style:column-width="3.3048in" style:use-optimal-column-width="false"/>
    </style:style>
    <style:style style:name="TableColumn289" style:family="table-column">
      <style:table-column-properties style:column-width="3.3048in" style:use-optimal-column-width="false"/>
    </style:style>
    <style:style style:name="Table287" style:family="table">
      <style:table-properties style:width="6.6097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ableContents" style:family="paragraph">
      <style:text-properties fo:font-size="8pt" style:font-size-asian="8pt" style:font-size-complex="8pt"/>
    </style:style>
    <style:style style:name="P2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2" style:family="table-column">
      <style:table-column-properties style:column-width="3.3048in" style:use-optimal-column-width="false"/>
    </style:style>
    <style:style style:name="TableColumn303" style:family="table-column">
      <style:table-column-properties style:column-width="3.3048in" style:use-optimal-column-width="false"/>
    </style:style>
    <style:style style:name="Table301" style:family="table">
      <style:table-properties style:width="6.6097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P3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6" style:family="table-column">
      <style:table-column-properties style:column-width="3.3048in" style:use-optimal-column-width="false"/>
    </style:style>
    <style:style style:name="TableColumn317" style:family="table-column">
      <style:table-column-properties style:column-width="3.3048in" style:use-optimal-column-width="false"/>
    </style:style>
    <style:style style:name="Table315" style:family="table">
      <style:table-properties style:width="6.6097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ableContents" style:family="paragraph">
      <style:text-properties fo:font-size="8pt" style:font-size-asian="8pt" style:font-size-complex="8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ableContents" style:family="paragraph"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text-properties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text-properties fo:font-size="8pt" style:font-size-asian="8pt" style:font-size-complex="8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text-properties fo:font-size="8pt" style:font-size-asian="8pt" style:font-size-complex="8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ableContents" style:family="paragraph">
      <style:text-properties fo:font-size="8pt" style:font-size-asian="8pt" style:font-size-complex="8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ableContents" style:family="paragraph">
      <style:text-properties fo:font-size="8pt" style:font-size-asian="8pt" style:font-size-complex="8pt"/>
    </style:style>
    <style:style style:name="P3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size="8pt" style:font-size-asian="8pt" style:font-size-complex="8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font-size="8pt" style:font-size-asian="8pt" style:font-size-complex="8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Standard" style:family="paragraph">
      <style:text-properties fo:font-size="8pt" style:font-size-asian="8pt" style:font-size-complex="8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size="8pt" style:font-size-asian="8pt" style:font-size-complex="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size="8pt" style:font-size-asian="8pt" style:font-size-complex="8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size="8pt" style:font-size-asian="8pt" style:font-size-complex="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size="8pt" style:font-size-asian="8pt" style:font-size-complex="8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85" style:parent-style-name="Normal" style:family="paragraph">
      <style:text-properties text:display="none"/>
    </style:style>
    <style:style style:name="TableColumn387" style:family="table-column">
      <style:table-column-properties style:column-width="0.5013in" style:use-optimal-column-width="false"/>
    </style:style>
    <style:style style:name="TableColumn388" style:family="table-column">
      <style:table-column-properties style:column-width="0.6263in" style:use-optimal-column-width="false"/>
    </style:style>
    <style:style style:name="TableColumn389" style:family="table-column">
      <style:table-column-properties style:column-width="1.1659in" style:use-optimal-column-width="false"/>
    </style:style>
    <style:style style:name="TableColumn390" style:family="table-column">
      <style:table-column-properties style:column-width="4.3993in" style:use-optimal-column-width="false"/>
    </style:style>
    <style:style style:name="Table386" style:family="table">
      <style:table-properties style:width="6.693in" fo:margin-left="-0.009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427" style:parent-style-name="Standard" style:family="paragraph">
      <style:text-properties style:font-name-asian="Liberation Serif" style:font-name-complex="Liberation Serif"/>
    </style:style>
    <style:style style:name="P428" style:parent-style-name="Normal" style:family="paragraph">
      <style:text-properties style:font-name="Verdana"/>
    </style:style>
    <style:style style:name="P429" style:parent-style-name="Standard" style:family="paragraph">
      <style:text-properties style:font-name-asian="Liberation Serif" style:font-name-complex="Liberation Serif"/>
    </style:style>
    <style:style style:name="P430" style:parent-style-name="Standard" style:family="paragraph">
      <style:text-properties style:font-name-asian="Liberation Serif" style:font-name-complex="Liberation Serif"/>
    </style:style>
    <style:style style:name="P431" style:parent-style-name="Standard" style:family="paragraph">
      <style:text-properties style:font-name-asian="Liberation Serif" style:font-name-complex="Liberation Serif"/>
    </style:style>
    <style:style style:name="P432" style:parent-style-name="Standard" style:family="paragraph">
      <style:text-properties style:font-name-asian="Liberation Serif" style:font-name-complex="Liberation Serif"/>
    </style:style>
    <style:style style:name="TableColumn434" style:family="table-column">
      <style:table-column-properties style:column-width="1.8916in"/>
    </style:style>
    <style:style style:name="TableColumn435" style:family="table-column">
      <style:table-column-properties style:column-width="4.2388in"/>
    </style:style>
    <style:style style:name="Table433" style:family="table">
      <style:table-properties style:width="6.1305in" fo:margin-left="0in" table:align="left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66" style:parent-style-name="Standard" style:family="paragraph">
      <style:text-properties style:font-name-asian="Liberation Serif" style:font-name-complex="Liberation Serif"/>
    </style:style>
    <style:style style:name="P467" style:parent-style-name="Standard" style:family="paragraph">
      <style:text-properties style:font-name-asian="Liberation Serif" style:font-name-complex="Liberation Serif"/>
    </style:style>
    <style:style style:name="P468" style:parent-style-name="Standard" style:family="paragraph">
      <style:text-properties style:font-name-asian="Liberation Serif" style:font-name-complex="Liberation Serif"/>
    </style:style>
    <style:style style:name="P469" style:parent-style-name="Standard" style:family="paragraph">
      <style:text-properties style:font-name-asian="Liberation Serif" style:font-name-complex="Liberation Serif"/>
    </style:style>
    <style:style style:name="P470" style:parent-style-name="Standard" style:family="paragraph">
      <style:text-properties style:font-name-asian="Liberation Serif" style:font-name-complex="Liberation Serif"/>
    </style:style>
    <style:style style:name="P471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transferencia Entre Depósitos (UC-13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T</text:p>
          </table:table-cell>
          <table:table-cell table:style-name="TableCell19">
            <text:p text:style-name="P20">El sistema permitirá registrar la transferencia de depósito a depósito completa.</text:p>
          </table:table-cell>
        </table:table-row>
        <table:table-row table:style-name="TableRow21">
          <table:table-cell table:style-name="TableCell22">
            <text:p text:style-name="P23">RF-0T</text:p>
          </table:table-cell>
          <table:table-cell table:style-name="TableCell24">
            <text:p text:style-name="P25">El<text:s/>sistema permitirá ajustar el Stock en el sector correspondiente.</text:p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aso de Uso:</text:p>
          </table:table-cell>
          <table:table-cell table:style-name="TableCell32">
            <text:p text:style-name="P33">Procesar transferencia Entre Depósitos (UC-13)</text:p>
          </table:table-cell>
        </table:table-row>
        <table:table-row table:style-name="TableRow34">
          <table:table-cell table:style-name="TableCell35">
            <text:p text:style-name="P36">Actores:</text:p>
          </table:table-cell>
          <table:table-cell table:style-name="TableCell37">
            <text:p text:style-name="P38">Encargado, Repositor<text:s/></text:p>
          </table:table-cell>
        </table:table-row>
        <table:table-row table:style-name="TableRow39">
          <table:table-cell table:style-name="TableCell40">
            <text:p text:style-name="P41">Tipo:</text:p>
          </table:table-cell>
          <table:table-cell table:style-name="TableCell42">
            <text:p text:style-name="P43">Esencial</text:p>
          </table:table-cell>
        </table:table-row>
        <table:table-row table:style-name="TableRow44">
          <table:table-cell table:style-name="TableCell45">
            <text:p text:style-name="P46">Descripción:</text:p>
          </table:table-cell>
          <table:table-cell table:style-name="TableCell47">
            <text:p text:style-name="P48">Realiza la transferencia de Bultos de Deposito a Deposito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soft-page-break/>
            <text:p text:style-name="P54">Nivel de Caso de uso: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Paquete: Modelo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Nombre del Caso de Uso: Procesar transferencia Entre Depósitos (UC-13)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rioridad:</text:p>
          </table:table-cell>
          <table:covered-table-cell/>
        </table:table-row>
        <table:table-row table:style-name="TableRow64">
          <table:table-cell table:style-name="TableCell65">
            <text:p text:style-name="P66">Categoría:</text:p>
          </table:table-cell>
          <table:table-cell table:style-name="TableCell67">
            <text:p text:style-name="P68">Significativo para la Arquitectura: Si</text:p>
          </table:table-cell>
        </table:table-row>
        <table:table-row table:style-name="TableRow69">
          <table:table-cell table:style-name="TableCell70" table:number-columns-spanned="2">
            <text:p text:style-name="P71">Complejidad: Media</text:p>
          </table:table-cell>
          <table:covered-table-cell/>
        </table:table-row>
        <table:table-row table:style-name="TableRow72">
          <table:table-cell table:style-name="TableCell73">
            <text:p text:style-name="P74">Actor Principal: Encargado</text:p>
          </table:table-cell>
          <table:table-cell table:style-name="TableCell75">
            <text:p text:style-name="P76">Actor Secundario: Ninguno</text:p>
          </table:table-cell>
        </table:table-row>
        <table:table-row table:style-name="TableRow77">
          <table:table-cell table:style-name="TableCell78" table:number-columns-spanned="2">
            <text:p text:style-name="P79">Tipo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able:table table:style-name="Table82">
              <table:table-columns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Objetivos:</text:p>
                </table:table-cell>
                <table:table-cell table:style-name="TableCell88">
                  <text:p text:style-name="P89">UC: Registrar la transferencia de artículos de un deposito a una deposito</text:p>
                  <text:p text:style-name="P90">Encargado: Requiere la transferir de un deposito a una deposito bultos que necesitan reposición en Sec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1">
          <table:table-cell table:style-name="TableCell92" table:number-columns-spanned="2"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Precondición:</text:p>
                </table:table-cell>
                <table:table-cell table:style-name="TableCell99">
                  <text:list text:style-name="LFO1" text:continue-numbering="true">
                    <text:list-item>
                      <text:p text:style-name="P100">El Encargado se identifica y autentica.</text:p>
                    </text:list-item>
                    <text:list-item>
                      <text:p text:style-name="P101">Deben existir bultos a reponer en Depósito para realizar la transferencia.</text:p>
                    </text:list-item>
                    <text:list-item>
                      <text:p text:style-name="P102">Deben existir proveedores de artículos</text:p>
                    </text:list-item>
                    <text:list-item>
                      <text:p text:style-name="P103">Debe existir un stock de bultos inferior en depósito para realizar la transferencia</text:p>
                    </text:list-item>
                  </text:list>
                </table:table-cell>
              </table:table-row>
            </table:table>
            <text:p text:style-name="P104"/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Pos condición:</text:p>
                </table:table-cell>
                <table:table-cell table:style-name="TableCell113">
                  <text:p text:style-name="P114">Éxito: Flujo Normal</text:p>
                  <text:list text:style-name="LFO2" text:continue-numbering="true">
                    <text:list-item>
                      <text:p text:style-name="P115">Se registra la transferencia de depósito a Góndola completa.</text:p>
                    </text:list-item>
                    <text:list-item>
                      <text:p text:style-name="P116">Se ajusta el Stock en la sección correspondiente.</text:p>
                    </text:list-item>
                  </text:list>
                  <text:p text:style-name="P117">Fracaso 1:<text:s/></text:p>
                  <text:list text:style-name="LFO3" text:continue-numbering="true">
                    <text:list-item>
                      <text:p text:style-name="P118">*a En cualquier momento el sistema falla:</text:p>
                    </text:list-item>
                  </text:list>
                  <text:p text:style-name="P119">Fracaso 2:</text:p>
                  <text:list text:style-name="LFO3" text:continue-numbering="true">
                    <text:list-item>
                      <text:p text:style-name="P120">*a.2 El Sistema detecta anomalías intentando la<text:s/>recuperación</text:p>
                    </text:list-item>
                  </text:list>
                  <text:p text:style-name="P121">Fracaso 3:</text:p>
                  <text:list text:style-name="LFO3" text:continue-numbering="true">
                    <text:list-item>
                      <text:p text:style-name="P122">2.a <text:s/>El Sistema usa el caso de uso “Consultar Saldo en Góndola (UC-14)” y no existe sección a reponer</text:p>
                    </text:list-item>
                  </text:list>
                  <text:p text:style-name="P123">Fracaso 4:</text:p>
                  <text:list text:style-name="LFO4" text:continue-numbering="true">
                    <text:list-item>
                      <text:p text:style-name="P124">El Sistema Informa que no existen Saldos en deposito</text:p>
                    </text:list-item>
                  </text:list>
                  <text:p text:style-name="P125">Fracaso 5:</text:p>
                  <text:list text:style-name="LFO3" text:continue-numbering="true">
                    <text:list-item>
                      <text:p text:style-name="P126">3. a. El Encargado no selecciona un artículo y la cantidad de bultos (que no exceda el máximo a reponer) y el proveedor<text:s/></text:p>
                    </text:list-item>
                  </text:list>
                  <text:p text:style-name="P127">Fracaso 6:</text:p>
                  <text:list text:style-name="LFO5" text:continue-numbering="true">
                    <text:list-item>
                      <text:p text:style-name="P128">8.a El Repositor Desempaqueta el bulto y repone artículos en Sección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Encargado comienza con una nueva transferencia entre Depósitos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/>
                </table:table-cell>
                <table:table-cell table:style-name="TableCell154">
                  <text:p text:style-name="P155">2.<text:s/>El Sistema usa el caso de uso “Consultar Saldo en Deposito (UC-08)” el cual a presenta una lista de sectores con<text:s/></text:p>
                  <text:list text:style-name="LFO6" text:continue-numbering="true">
                    <text:list-item>
                      <text:p text:style-name="P156">Lista de los artículos que necesitan reposición (con cantidad de artículos por bulto)</text:p>
                    </text:list-item>
                    <text:list-item>
                      <text:p text:style-name="P157">La cantidad máxima de compra de cada artículo (expresado<text:s/>en bultos), se calcula entre el mínimo y máximo de bulto por sector</text:p>
                    </text:list-item>
                    <text:list-item>
                      <text:p text:style-name="P158">Proveedor de cada articulo</text:p>
                    </text:list-item>
                  </text:list>
                </table:table-cell>
              </table:table-row>
              <table:table-row table:style-name="TableRow159">
                <table:table-cell table:style-name="TableCell160">
                  <text:p text:style-name="P161">3. El Encargado selecciona un artículo y la cantidad de bultos (que no exceda el máximo a reponer) y el proveedor</text:p>
                </table:table-cell>
                <table:table-cell table:style-name="TableCell162">
                  <text:p text:style-name="P163"/>
                </table:table-cell>
              </table:table-row>
              <table:table-row table:style-name="TableRow164">
                <table:table-cell table:style-name="TableCell165">
                  <text:p text:style-name="P166"/>
                </table:table-cell>
                <table:table-cell table:style-name="TableCell167">
                  <text:p text:style-name="P168">4. El Sistema registra la transferencia<text:s/>entres Depósitos con</text:p>
                  <text:list text:style-name="LFO7" text:continue-numbering="true">
                    <text:list-item>
                      <text:p text:style-name="P169">Depósito del que procede</text:p>
                    </text:list-item>
                    <text:list-item>
                      <text:p text:style-name="P170">Encargado que la inicio</text:p>
                    </text:list-item>
                    <text:list-item>
                      <text:p text:style-name="P171">Fecha (fecha del sistema)</text:p>
                    </text:list-item>
                    <text:list-item>
                      <text:p text:style-name="P172">Hora (hora del sistema)</text:p>
                    </text:list-item>
                    <text:list-item>
                      <text:p text:style-name="P173">Estado de la transferencia que no es completa</text:p>
                    </text:list-item>
                  </text:list>
                </table:table-cell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5. El Sistema usa el caso de Uso Consultar Saldo en Deposito y presenta una lista de sectores con<text:s/></text:p>
                  <text:list text:style-name="LFO8" text:continue-numbering="true">
                    <text:list-item>
                      <text:p text:style-name="P179">Lista de los artículos que necesitan reposición (con cantidad de artículos por bulto)</text:p>
                    </text:list-item>
                    <text:list-item>
                      <text:p text:style-name="P180">La cantidad máxima de compra de cada artículo (expresado en bultos), se calcula entre el mínimo y máximo de bulto por sector</text:p>
                    </text:list-item>
                    <text:list-item>
                      <text:p text:style-name="P181">Proveedor de cada articulo</text:p>
                    </text:list-item>
                  </text:list>
                </table:table-cell>
              </table:table-row>
              <table:table-row table:style-name="TableRow182">
                <table:table-cell table:style-name="TableCell183">
                  <text:p text:style-name="P184"/>
                </table:table-cell>
                <table:table-cell table:style-name="TableCell185">
                  <text:p text:style-name="P186">6. El<text:s/>Sistema selecciona un Deposito con Stock disponible para transferir</text:p>
                </table:table-cell>
              </table:table-row>
              <table:table-row table:style-name="TableRow187">
                <table:table-cell table:style-name="TableCell188">
                  <text:p text:style-name="P189"/>
                </table:table-cell>
                <table:table-cell table:style-name="TableCell190">
                  <text:p text:style-name="P191">7. El Sistema registra la línea de transferencia y presenta una lista con:</text:p>
                  <text:list text:style-name="LFO9" text:continue-numbering="true">
                    <text:list-item>
                      <text:p text:style-name="P192">Cantidad de bultos <text:s/>a transferir (con cantidad artículos por bulto)</text:p>
                    </text:list-item>
                  </text:list>
                </table:table-cell>
              </table:table-row>
              <table:table-row table:style-name="TableRow193">
                <table:table-cell table:style-name="TableCell194">
                  <text:p text:style-name="P195"/>
                </table:table-cell>
                <table:table-cell table:style-name="TableCell196">
                  <text:p text:style-name="P197">8. El sistema agrega a la Transferencia</text:p>
                  <text:list text:style-name="LFO10" text:continue-numbering="true">
                    <text:list-item>
                      <text:p text:style-name="P198">Línea de Transferencia</text:p>
                    </text:list-item>
                    <text:list-item>
                      <text:p text:style-name="P199">Proveedor de la transferencia</text:p>
                    </text:list-item>
                    <text:list-item>
                      <text:p text:style-name="P200">Góndola</text:p>
                    </text:list-item>
                    <text:list-item>
                      <text:p text:style-name="P201">Estante</text:p>
                    </text:list-item>
                    <text:list-item>
                      <text:p text:style-name="P202">Sector</text:p>
                    </text:list-item>
                  </text:list>
                </table:table-cell>
              </table:table-row>
              <text:soft-page-break/>
              <table:table-row table:style-name="TableRow203">
                <table:table-cell table:style-name="TableCell204" table:number-columns-spanned="2">
                  <text:p text:style-name="P205">Se repite el paso 3 a 8 hasta que se indique</text:p>
                </table:table-cell>
                <table:covered-table-cell/>
              </table:table-row>
              <table:table-row table:style-name="TableRow206">
                <table:table-cell table:style-name="TableCell207">
                  <text:p text:style-name="P208"/>
                </table:table-cell>
                <table:table-cell table:style-name="TableCell209">
                  <text:p text:style-name="P210">9. El sistema agrega a la Transferencia</text:p>
                  <text:list text:style-name="LFO11" text:continue-numbering="true">
                    <text:list-item>
                      <text:p text:style-name="P211">Un Repositor Destinatario<text:s/></text:p>
                    </text:list-item>
                  </text:list>
                  <text:p text:style-name="P212">Solicita al Repositor que desempaquete el Bulto y reponga los<text:s/>artículos en la Sección<text:s/></text:p>
                </table:table-cell>
              </table:table-row>
              <table:table-row table:style-name="TableRow213">
                <table:table-cell table:style-name="TableCell214">
                  <text:p text:style-name="P215">10. El Repositor Desempaqueta el bulto y repone artículos en Sección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11. El Sistema utiliza el caso de uso “Ajustar Stock en Góndola” (UC-05) en función a cada artículo desempaquetados</text:p>
                </table:table-cell>
              </table:table-row>
              <table:table-row table:style-name="TableRow223">
                <table:table-cell table:style-name="TableCell224">
                  <text:p text:style-name="P225"/>
                </table:table-cell>
                <table:table-cell table:style-name="TableCell226">
                  <text:p text:style-name="P227">12. El sistema actualiza el estado de la<text:s/>Transferencia a completado</text:p>
                </table:table-cell>
              </table:table-row>
            </table:table>
            <text:p text:style-name="P228"/>
          </table:table-cell>
          <table:covered-table-cell/>
        </table:table-row>
        <text:soft-page-break/>
        <table:table-row table:style-name="TableRow229">
          <table:table-cell table:style-name="TableCell230" table:number-columns-spanned="2">
            <text:p text:style-name="P231">Flujos Alternativos</text:p>
          </table:table-cell>
          <table:covered-table-cell/>
        </table:table-row>
        <table:table-row table:style-name="TableRow232">
          <table:table-cell table:style-name="TableCell233" table:number-columns-spanned="2">
            <table:table table:style-name="Table234">
              <table:table-columns>
                <table:table-column table:style-name="TableColumn235"/>
                <table:table-column table:style-name="TableColumn236"/>
              </table:table-columns>
              <table:table-row table:style-name="TableRow237">
                <table:table-cell table:style-name="TableCell238" table:number-columns-spanned="2">
                  <text:p text:style-name="P239">*a En cualquier momento el sistema falla:</text:p>
                  <text:p text:style-name="P240">Para dar soporte a la recuperación y registro correcto, asegurar los estados y eventos significativos de una transacción puedan recuperarse desde cualquier paso<text:s/>del escenario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>1. El Encargado reinicia el Sistema, inicia sesión, y solicita la recuperación al estado anterior</text:p>
                </table:table-cell>
                <table:table-cell table:style-name="TableCell244">
                  <text:p text:style-name="P245"/>
                </table:table-cell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2. El Sistema reconstituye el estado anterior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able:table table:style-name="Table254">
              <table:table-columns>
                <table:table-column table:style-name="TableColumn255"/>
                <table:table-column table:style-name="TableColumn256"/>
              </table:table-columns>
              <table:table-row table:style-name="TableRow257">
                <table:table-cell table:style-name="TableCell258" table:number-columns-spanned="2">
                  <text:p text:style-name="P259">*a.2 El Sistema detecta anomalías intentando la recuperación</text:p>
                </table:table-cell>
                <table:covered-table-cell/>
              </table:table-row>
              <table:table-row table:style-name="TableRow260">
                <table:table-cell table:style-name="TableCell261">
                  <text:p text:style-name="P262"/>
                </table:table-cell>
                <table:table-cell table:style-name="TableCell263">
                  <text:p text:style-name="P264">1. El Sistema informa del<text:s/>error al Encargado, registra el error, y pasa a un estado limpio</text:p>
                </table:table-cell>
              </table:table-row>
              <table:table-row table:style-name="TableRow265">
                <table:table-cell table:style-name="TableCell266">
                  <text:p text:style-name="P267"/>
                </table:table-cell>
                <table:table-cell table:style-name="TableCell268">
                  <text:p text:style-name="P269">2. El Encargado comienza un nueva venta</text:p>
                </table:table-cell>
              </table:table-row>
            </table:table>
            <text:p text:style-name="P270"/>
          </table:table-cell>
          <table:covered-table-cell/>
        </table:table-row>
        <table:table-row table:style-name="TableRow271">
          <table:table-cell table:style-name="TableCell272" table:number-columns-spanned="2">
            <table:table table:style-name="Table273">
              <table:table-columns>
                <table:table-column table:style-name="TableColumn274"/>
                <table:table-column table:style-name="TableColumn275"/>
              </table:table-columns>
              <table:table-row table:style-name="TableRow276">
                <table:table-cell table:style-name="TableCell277" table:number-columns-spanned="2">
                  <text:p text:style-name="P278">2.a <text:s/>El Sistema usa el caso de uso “Consultar Saldo en Góndola (UC-14)”</text:p>
                </table:table-cell>
                <table:covered-table-cell/>
              </table:table-row>
              <table:table-row table:style-name="TableRow279">
                <table:table-cell table:style-name="TableCell280">
                  <text:p text:style-name="P281"/>
                </table:table-cell>
                <table:table-cell table:style-name="TableCell282">
                  <text:p text:style-name="P283">1. El Sistema no presenta ninguna sección para transferir</text:p>
                </table:table-cell>
              </table:table-row>
            </table:table>
            <text:p text:style-name="P284"/>
          </table:table-cell>
          <table:covered-table-cell/>
        </table:table-row>
        <table:table-row table:style-name="TableRow285">
          <table:table-cell table:style-name="TableCell286" table:number-columns-spanned="2">
            <table:table table:style-name="Table287">
              <table:table-columns>
                <table:table-column table:style-name="TableColumn288"/>
                <table:table-column table:style-name="TableColumn289"/>
              </table:table-columns>
              <table:table-row table:style-name="TableRow290">
                <table:table-cell table:style-name="TableCell291" table:number-columns-spanned="2">
                  <text:p text:style-name="P292">3. a. El<text:s/>Encargado no selecciona un artículo y la cantidad de bultos (que no exceda el máximo a reponer) y el proveedor</text:p>
                </table:table-cell>
                <table:covered-table-cell/>
              </table:table-row>
              <table:table-row table:style-name="TableRow293">
                <table:table-cell table:style-name="TableCell294">
                  <text:p text:style-name="P295"/>
                </table:table-cell>
                <table:table-cell table:style-name="TableCell296">
                  <text:p text:style-name="P297">1. El Sistema informa que no se realizó ninguna transferencia y que hay artículos que requieren de atención.<text:s/></text:p>
                </table:table-cell>
              </table:table-row>
            </table:table>
            <text:p text:style-name="P298"/>
          </table:table-cell>
          <table:covered-table-cell/>
        </table:table-row>
        <table:table-row table:style-name="TableRow299">
          <table:table-cell table:style-name="TableCell300" table:number-columns-spanned="2">
            <table:table table:style-name="Table301">
              <table:table-columns>
                <table:table-column table:style-name="TableColumn302"/>
                <table:table-column table:style-name="TableColumn303"/>
              </table:table-columns>
              <table:table-row table:style-name="TableRow304">
                <table:table-cell table:style-name="TableCell305" table:number-columns-spanned="2">
                  <text:p text:style-name="P306">5.a El Sistema usa el caso de<text:s/>Uso Consultar Saldo en Deposito y presenta una lista de sectores con</text:p>
                </table:table-cell>
                <table:covered-table-cell/>
              </table:table-row>
              <table:table-row table:style-name="TableRow307">
                <table:table-cell table:style-name="TableCell308">
                  <text:p text:style-name="P309"/>
                </table:table-cell>
                <table:table-cell table:style-name="TableCell310">
                  <text:p text:style-name="P311"><text:s/>1. El Sistema Informa que no existen Saldos en deposito</text:p>
                </table:table-cell>
              </table:table-row>
            </table:table>
            <text:p text:style-name="P312"/>
          </table:table-cell>
          <table:covered-table-cell/>
        </table:table-row>
        <table:table-row table:style-name="TableRow313">
          <table:table-cell table:style-name="TableCell314" table:number-columns-spanned="2">
            <table:table table:style-name="Table315">
              <table:table-columns>
                <table:table-column table:style-name="TableColumn316"/>
                <table:table-column table:style-name="TableColumn317"/>
              </table:table-columns>
              <table:table-row table:style-name="TableRow318">
                <table:table-cell table:style-name="TableCell319" table:number-columns-spanned="2">
                  <text:p text:style-name="P320">10.a El Repositor Desempaqueta el bulto y repone artículos en Sección</text:p>
                </table:table-cell>
                <table:covered-table-cell/>
              </table:table-row>
              <table:table-row table:style-name="TableRow321">
                <table:table-cell table:style-name="TableCell322">
                  <text:p text:style-name="P323">1. El repositor no repone artículos.</text:p>
                </table:table-cell>
                <table:table-cell table:style-name="TableCell324">
                  <text:p text:style-name="P325"><text:s/></text:p>
                </table:table-cell>
              </table:table-row>
              <table:table-row table:style-name="TableRow326">
                <table:table-cell table:style-name="TableCell327">
                  <text:p text:style-name="P328"/>
                </table:table-cell>
                <table:table-cell table:style-name="TableCell329">
                  <text:p text:style-name="P330">2. El Sistema<text:s/>busca a otro repositor para realizar la reposición y le solicita que desempaquete</text:p>
                </table:table-cell>
              </table:table-row>
              <table:table-row table:style-name="TableRow331">
                <table:table-cell table:style-name="TableCell332">
                  <text:p text:style-name="P333">3. El Repositor Desempaqueta el bulto y repone artículos en Sección</text:p>
                </table:table-cell>
                <table:table-cell table:style-name="TableCell334">
                  <text:p text:style-name="P335"/>
                </table:table-cell>
              </table:table-row>
              <table:table-row table:style-name="TableRow336">
                <table:table-cell table:style-name="TableCell337">
                  <text:p text:style-name="P338"/>
                </table:table-cell>
                <table:table-cell table:style-name="TableCell339">
                  <text:p text:style-name="P340">4. El Sistema utiliza el caso de uso “Ajustar Stock en Góndola” (UC-05) en función a cada artículo desempaquetados</text:p>
                </table:table-cell>
              </table:table-row>
              <table:table-row table:style-name="TableRow341">
                <table:table-cell table:style-name="TableCell342">
                  <text:p text:style-name="P343"/>
                </table:table-cell>
                <table:table-cell table:style-name="TableCell344">
                  <text:p text:style-name="P345">5. El sistema actualiza el estado de la Transferencia a completado</text:p>
                </table:table-cell>
              </table:table-row>
            </table:table>
            <text:p text:style-name="P346"/>
          </table:table-cell>
          <table:covered-table-cell/>
        </table:table-row>
        <table:table-row table:style-name="TableRow347">
          <table:table-cell table:style-name="TableCell348" table:number-columns-spanned="2">
            <text:p text:style-name="P349">Se repite el paso 2 a 3 hasta que se encuentre un Repositor que realice la tarea</text:p>
          </table:table-cell>
          <table:covered-table-cell/>
        </table:table-row>
        <table:table-row table:style-name="TableRow350">
          <table:table-cell table:style-name="TableCell351" table:number-columns-spanned="2">
            <text:p text:style-name="P352"/>
          </table:table-cell>
          <table:covered-table-cell/>
        </table:table-row>
        <table:table-row table:style-name="TableRow353">
          <table:table-cell table:style-name="TableCell354" table:number-columns-spanned="2">
            <text:p text:style-name="P355">Observación: No contempla la compra directa, esta es controlada por “Consultar Saldo<text:s/>en Deposito (UC-08)”</text:p>
          </table:table-cell>
          <table:covered-table-cell/>
        </table:table-row>
        <table:table-row table:style-name="TableRow356">
          <table:table-cell table:style-name="TableCell357" table:number-columns-spanned="2">
            <text:p text:style-name="P358">Reglas de Negocio Asociadas:<text:s/></text:p>
          </table:table-cell>
          <table:covered-table-cell/>
        </table:table-row>
        <table:table-row table:style-name="TableRow359">
          <table:table-cell table:style-name="TableCell360" table:number-columns-spanned="2">
            <text:p text:style-name="P361">Requerimientos no Funcionales Asociados:</text:p>
          </table:table-cell>
          <table:covered-table-cell/>
        </table:table-row>
        <table:table-row table:style-name="TableRow362">
          <table:table-cell table:style-name="TableCell363">
            <text:p text:style-name="P364">Fuente: Roberto Sueldo</text:p>
          </table:table-cell>
          <table:table-cell table:style-name="TableCell365">
            <text:p text:style-name="P366">Referencia Fuente: Trabajo Practico Integrador POO</text:p>
          </table:table-cell>
        </table:table-row>
        <table:table-row table:style-name="TableRow367">
          <table:table-cell table:style-name="TableCell368" table:number-columns-spanned="2">
            <text:p text:style-name="P369">Asociación de Extensión: Ninguna</text:p>
          </table:table-cell>
          <table:covered-table-cell/>
        </table:table-row>
        <table:table-row table:style-name="TableRow370">
          <table:table-cell table:style-name="TableCell371" table:number-columns-spanned="2">
            <text:p text:style-name="P372">Asociación de Inclusión: “Consultar Saldo en<text:s/>Deposito (UC-08)”</text:p>
          </table:table-cell>
          <table:covered-table-cell/>
        </table:table-row>
        <table:table-row table:style-name="TableRow373">
          <table:table-cell table:style-name="TableCell374" table:number-columns-spanned="2">
            <text:p text:style-name="P375">Caso de Uso donde se incluye: Ninguna</text:p>
          </table:table-cell>
          <table:covered-table-cell/>
        </table:table-row>
        <table:table-row table:style-name="TableRow376">
          <table:table-cell table:style-name="TableCell377" table:number-columns-spanned="2">
            <text:p text:style-name="P378">Caso de Uso al que extiende: Ninguna</text:p>
          </table:table-cell>
          <table:covered-table-cell/>
        </table:table-row>
        <table:table-row table:style-name="TableRow379">
          <table:table-cell table:style-name="TableCell380" table:number-columns-spanned="2">
            <text:p text:style-name="P381">Caso de Uso de generalización:</text:p>
          </table:table-cell>
          <table:covered-table-cell/>
        </table:table-row>
        <table:table-row table:style-name="TableRow382">
          <table:table-cell table:style-name="TableCell383" table:number-columns-spanned="2">
            <text:p text:style-name="P384">Historia de cambios</text:p>
          </table:table-cell>
          <table:covered-table-cell/>
        </table:table-row>
      </table:table>
      <text:p text:style-name="P385"/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Versión</text:p>
          </table:table-cell>
          <table:table-cell table:style-name="TableCell394">
            <text:p text:style-name="P395">Fecha</text:p>
          </table:table-cell>
          <table:table-cell table:style-name="TableCell396">
            <text:p text:style-name="P397">Autor</text:p>
          </table:table-cell>
          <table:table-cell table:style-name="TableCell398">
            <text:p text:style-name="P399">Descripción de Cambio</text:p>
          </table:table-cell>
        </table:table-row>
        <table:table-row table:style-name="TableRow400">
          <table:table-cell table:style-name="TableCell401">
            <text:p text:style-name="P402">1.0</text:p>
          </table:table-cell>
          <table:table-cell table:style-name="TableCell403">
            <text:p text:style-name="P404">11/07/2015</text:p>
          </table:table-cell>
          <table:table-cell table:style-name="TableCell405">
            <text:p text:style-name="P406">Betancur Damián Ariel</text:p>
          </table:table-cell>
          <table:table-cell table:style-name="TableCell407">
            <text:p text:style-name="P408">Inicio del caso de uso</text:p>
          </table:table-cell>
        </table:table-row>
        <table:table-row table:style-name="TableRow409">
          <table:table-cell table:style-name="TableCell410">
            <text:p text:style-name="P411">1.0</text:p>
          </table:table-cell>
          <table:table-cell table:style-name="TableCell412">
            <text:p text:style-name="P413">11/07/2015</text:p>
          </table:table-cell>
          <table:table-cell table:style-name="TableCell414">
            <text:p text:style-name="P415">Betancur Damián Ariel</text:p>
          </table:table-cell>
          <table:table-cell table:style-name="TableCell416">
            <text:p text:style-name="P417">Diagrama de Secuencia del Sistema (DSS)</text:p>
          </table:table-cell>
        </table:table-row>
        <table:table-row table:style-name="TableRow418">
          <table:table-cell table:style-name="TableCell419">
            <text:p text:style-name="P420">1.0</text:p>
          </table:table-cell>
          <table:table-cell table:style-name="TableCell421">
            <text:p text:style-name="P422">20/07/2015</text:p>
          </table:table-cell>
          <table:table-cell table:style-name="TableCell423">
            <text:p text:style-name="P424">Betancur Damián Ariel</text:p>
          </table:table-cell>
          <table:table-cell table:style-name="TableCell425">
            <text:p text:style-name="P426">Codificación del caso de uso, asociación de requisitos y reglas del negocio</text:p>
          </table:table-cell>
        </table:table-row>
      </table:table>
      <text:p text:style-name="P427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6.18611in" svg:height="3.69861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.42292in" svg:y="0.19167in" svg:width="5.76944in" svg:height="2.0895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in" svg:width="6.2375in" svg:height="2.60278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28">Contratos y Colaboraciones de la Operación</text:p>
      <text:p text:style-name="P429"/>
      <text:p text:style-name="P430"/>
      <text:p text:style-name="P431"/>
      <text:p text:style-name="P432"/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Operación<text:s/>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Responsabilidades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Caso de Uso</text:p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Controlador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Precondiciones</text:p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>Postcondiciones</text:p>
          </table:table-cell>
          <table:table-cell table:style-name="TableCell464">
            <text:p text:style-name="P465"/>
          </table:table-cell>
        </table:table-row>
      </table:table>
      <text:p text:style-name="P466"/>
      <text:p text:style-name="P467"/>
      <text:p text:style-name="P468"/>
      <text:p text:style-name="P469"/>
      <text:p text:style-name="P470"/>
      <text:p text:style-name="P47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4:00Z</dc:date>
    <meta:print-date>2014-11-21T17:11:00Z</meta:print-date>
    <meta:template xlink:href="Normal" xlink:type="simple"/>
    <meta:editing-cycles>166</meta:editing-cycles>
    <meta:editing-duration>PT75540S</meta:editing-duration>
    <meta:document-statistic meta:page-count="5" meta:paragraph-count="12" meta:word-count="998" meta:character-count="6478" meta:row-count="45" meta:non-whitespace-character-count="5492"/>
  </office:meta>
</office:document-meta>
</file>